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co1" style:family="table-column">
      <style:table-column-properties fo:break-before="auto" style:column-width="40.71pt"/>
    </style:style>
    <style:style style:name="co2" style:family="table-column">
      <style:table-column-properties fo:break-before="auto" style:column-width="42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Kalimat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datab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Sheet1" table:style-name="ta1">
        <table:shapes>
          <draw:frame draw:z-index="0" draw:style-name="gr1" draw:text-style-name="P1" svg:width="453.51pt" svg:height="255.09pt" svg:x="431.89pt" svg:y="33.68pt">
            <draw:object draw:notify-on-update-of-ranges="Sheet1.B6:Sheet1.B17 Sheet1.D5:Sheet1.D5 Sheet1.D6:Sheet1.D17 Sheet1.F5:Sheet1.F5 Sheet1.F6:Sheet1.F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1.385" calcext:value-type="float">
            <text:p>131.385</text:p>
          </table:table-cell>
          <table:table-cell table:formula="of:=[.C$6]/[.C6]" office:value-type="float" office:value="1" calcext:value-type="float">
            <text:p>1</text:p>
          </table:table-cell>
          <table:table-cell office:value-type="float" office:value="138.25" calcext:value-type="float">
            <text:p>138.25</text:p>
          </table:table-cell>
          <table:table-cell table:formula="of:=[.E$6]/[.E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0453" calcext:value-type="float">
            <text:p>70.0453</text:p>
          </table:table-cell>
          <table:table-cell table:formula="of:=[.C$6]/[.C7]" office:value-type="float" office:value="1.87571471604804" calcext:value-type="float">
            <text:p>1.875714716</text:p>
          </table:table-cell>
          <table:table-cell office:value-type="float" office:value="67.8565" calcext:value-type="float">
            <text:p>67.8565</text:p>
          </table:table-cell>
          <table:table-cell table:formula="of:=[.E$6]/[.E7]" office:value-type="float" office:value="2.03738772262053" calcext:value-type="float">
            <text:p>2.03738772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.4219" calcext:value-type="float">
            <text:p>49.4219</text:p>
          </table:table-cell>
          <table:table-cell table:formula="of:=[.C$6]/[.C8]" office:value-type="float" office:value="2.65843684682297" calcext:value-type="float">
            <text:p>2.6584368468</text:p>
          </table:table-cell>
          <table:table-cell office:value-type="float" office:value="45.9912" calcext:value-type="float">
            <text:p>45.9912</text:p>
          </table:table-cell>
          <table:table-cell table:formula="of:=[.E$6]/[.E8]" office:value-type="float" office:value="3.00600984536172" calcext:value-type="float">
            <text:p>3.00600984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8.1785" calcext:value-type="float">
            <text:p>38.1785</text:p>
          </table:table-cell>
          <table:table-cell table:formula="of:=[.C$6]/[.C9]" office:value-type="float" office:value="3.44133478266564" calcext:value-type="float">
            <text:p>3.4413347827</text:p>
          </table:table-cell>
          <table:table-cell office:value-type="float" office:value="34.7537" calcext:value-type="float">
            <text:p>34.7537</text:p>
          </table:table-cell>
          <table:table-cell table:formula="of:=[.E$6]/[.E9]" office:value-type="float" office:value="3.97799371002224" calcext:value-type="float">
            <text:p>3.977993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.6335" calcext:value-type="float">
            <text:p>32.6335</text:p>
          </table:table-cell>
          <table:table-cell table:formula="of:=[.C$6]/[.C10]" office:value-type="float" office:value="4.02607749705058" calcext:value-type="float">
            <text:p>4.0260774971</text:p>
          </table:table-cell>
          <table:table-cell office:value-type="float" office:value="28.2834" calcext:value-type="float">
            <text:p>28.2834</text:p>
          </table:table-cell>
          <table:table-cell table:formula="of:=[.E$6]/[.E10]" office:value-type="float" office:value="4.88802619204198" calcext:value-type="float">
            <text:p>4.88802619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.9856" calcext:value-type="float">
            <text:p>27.9856</text:p>
          </table:table-cell>
          <table:table-cell table:formula="of:=[.C$6]/[.C11]" office:value-type="float" office:value="4.69473586415871" calcext:value-type="float">
            <text:p>4.6947358642</text:p>
          </table:table-cell>
          <table:table-cell office:value-type="float" office:value="23.2161" calcext:value-type="float">
            <text:p>23.2161</text:p>
          </table:table-cell>
          <table:table-cell table:formula="of:=[.E$6]/[.E11]" office:value-type="float" office:value="5.95491921554439" calcext:value-type="float">
            <text:p>5.954919215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.7571" calcext:value-type="float">
            <text:p>24.7571</text:p>
          </table:table-cell>
          <table:table-cell table:formula="of:=[.C$6]/[.C12]" office:value-type="float" office:value="5.30696244713638" calcext:value-type="float">
            <text:p>5.3069624471</text:p>
          </table:table-cell>
          <table:table-cell office:value-type="float" office:value="19.7175" calcext:value-type="float">
            <text:p>19.7175</text:p>
          </table:table-cell>
          <table:table-cell table:formula="of:=[.E$6]/[.E12]" office:value-type="float" office:value="7.01153797388107" calcext:value-type="float">
            <text:p>7.011537973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.7931" calcext:value-type="float">
            <text:p>22.7931</text:p>
          </table:table-cell>
          <table:table-cell table:formula="of:=[.C$6]/[.C13]" office:value-type="float" office:value="5.76424444239704" calcext:value-type="float">
            <text:p>5.7642444424</text:p>
          </table:table-cell>
          <table:table-cell office:value-type="float" office:value="17.3681" calcext:value-type="float">
            <text:p>17.3681</text:p>
          </table:table-cell>
          <table:table-cell table:formula="of:=[.E$6]/[.E13]" office:value-type="float" office:value="7.95999562416154" calcext:value-type="float">
            <text:p>7.95999562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.7821" calcext:value-type="float">
            <text:p>20.7821</text:p>
          </table:table-cell>
          <table:table-cell table:formula="of:=[.C$6]/[.C14]" office:value-type="float" office:value="6.32202712911592" calcext:value-type="float">
            <text:p>6.3220271291</text:p>
          </table:table-cell>
          <table:table-cell office:value-type="float" office:value="15.4443" calcext:value-type="float">
            <text:p>15.4443</text:p>
          </table:table-cell>
          <table:table-cell table:formula="of:=[.E$6]/[.E14]" office:value-type="float" office:value="8.95152256819668" calcext:value-type="float">
            <text:p>8.95152256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.1156" calcext:value-type="float">
            <text:p>19.1156</text:p>
          </table:table-cell>
          <table:table-cell table:formula="of:=[.C$6]/[.C15]" office:value-type="float" office:value="6.87318211303857" calcext:value-type="float">
            <text:p>6.873182113</text:p>
          </table:table-cell>
          <table:table-cell office:value-type="float" office:value="14.0188" calcext:value-type="float">
            <text:p>14.0188</text:p>
          </table:table-cell>
          <table:table-cell table:formula="of:=[.E$6]/[.E15]" office:value-type="float" office:value="9.86175706907867" calcext:value-type="float">
            <text:p>9.861757069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.275" calcext:value-type="float">
            <text:p>17.275</text:p>
          </table:table-cell>
          <table:table-cell table:formula="of:=[.C$6]/[.C16]" office:value-type="float" office:value="7.605499276411" calcext:value-type="float">
            <text:p>7.6054992764</text:p>
          </table:table-cell>
          <table:table-cell office:value-type="float" office:value="12.9585" calcext:value-type="float">
            <text:p>12.9585</text:p>
          </table:table-cell>
          <table:table-cell table:formula="of:=[.E$6]/[.E16]" office:value-type="float" office:value="10.668673071729" calcext:value-type="float">
            <text:p>10.66867307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.1466" calcext:value-type="float">
            <text:p>16.1466</text:p>
          </table:table-cell>
          <table:table-cell table:formula="of:=[.C$6]/[.C17]" office:value-type="float" office:value="8.13700717178849" calcext:value-type="float">
            <text:p>8.1370071718</text:p>
          </table:table-cell>
          <table:table-cell office:value-type="float" office:value="11.9303" calcext:value-type="float">
            <text:p>11.9303</text:p>
          </table:table-cell>
          <table:table-cell table:formula="of:=[.E$6]/[.E17]" office:value-type="float" office:value="11.5881411196701" calcext:value-type="float">
            <text:p>11.588141119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.949" calcext:value-type="float">
            <text:p>14.949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453.51pt" svg:height="255.09pt" svg:x="1148.09pt" svg:y="109.84pt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l sync 20000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4.4959" calcext:value-type="float">
            <text:p>84.4959</text:p>
          </table:table-cell>
          <table:table-cell table:formula="of:=[.C$7]/[.C7]" office:value-type="float" office:value="1" calcext:value-type="float">
            <text:p>1</text:p>
          </table:table-cell>
          <table:table-cell office:value-type="float" office:value="67.6345" calcext:value-type="float">
            <text:p>67.6345</text:p>
          </table:table-cell>
          <table:table-cell table:formula="of:=[.E$7]/[.E7]" office:value-type="float" office:value="1" calcext:value-type="float">
            <text:p>1</text:p>
          </table:table-cell>
          <table:table-cell office:value-type="float" office:value="84.5724" calcext:value-type="float">
            <text:p>84.5724</text:p>
          </table:table-cell>
          <table:table-cell table:formula="of:=[.G$7]/[.G7]" office:value-type="float" office:value="1" calcext:value-type="float">
            <text:p>1</text:p>
          </table:table-cell>
          <table:table-cell office:value-type="float" office:value="68.2153" calcext:value-type="float">
            <text:p>68.2153</text:p>
          </table:table-cell>
          <table:table-cell table:formula="of:=[.I$7]/[.I7]" office:value-type="float" office:value="1" calcext:value-type="float">
            <text:p>1</text:p>
          </table:table-cell>
          <table:table-cell office:value-type="float" office:value="84.6339" calcext:value-type="float">
            <text:p>84.6339</text:p>
          </table:table-cell>
          <table:table-cell table:formula="of:=[.K$7]/[.K7]" office:value-type="float" office:value="1" calcext:value-type="float">
            <text:p>1</text:p>
          </table:table-cell>
          <table:table-cell office:value-type="float" office:value="68.1926" calcext:value-type="float">
            <text:p>68.1926</text:p>
          </table:table-cell>
          <table:table-cell table:formula="of:=[.M$7]/[.M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3.879" calcext:value-type="float">
            <text:p>113.879</text:p>
          </table:table-cell>
          <table:table-cell table:formula="of:=[.C$7]/[.C8]" office:value-type="float" office:value="0.741979645061864" calcext:value-type="float">
            <text:p>0.7419796451</text:p>
          </table:table-cell>
          <table:table-cell office:value-type="float" office:value="36.5261" calcext:value-type="float">
            <text:p>36.5261</text:p>
          </table:table-cell>
          <table:table-cell table:formula="of:=[.E$7]/[.E8]" office:value-type="float" office:value="1.85167592488659" calcext:value-type="float">
            <text:p>1.8516759249</text:p>
          </table:table-cell>
          <table:table-cell office:value-type="float" office:value="115.03" calcext:value-type="float">
            <text:p>115.03</text:p>
          </table:table-cell>
          <table:table-cell table:formula="of:=[.G$7]/[.G8]" office:value-type="float" office:value="0.73522037729288" calcext:value-type="float">
            <text:p>0.7352203773</text:p>
          </table:table-cell>
          <table:table-cell office:value-type="float" office:value="36.7033" calcext:value-type="float">
            <text:p>36.7033</text:p>
          </table:table-cell>
          <table:table-cell table:formula="of:=[.I$7]/[.I8]" office:value-type="float" office:value="1.85856040192571" calcext:value-type="float">
            <text:p>1.8585604019</text:p>
          </table:table-cell>
          <table:table-cell office:value-type="float" office:value="114.451" calcext:value-type="float">
            <text:p>114.451</text:p>
          </table:table-cell>
          <table:table-cell table:formula="of:=[.K$7]/[.K8]" office:value-type="float" office:value="0.739477156162899" calcext:value-type="float">
            <text:p>0.7394771562</text:p>
          </table:table-cell>
          <table:table-cell office:value-type="float" office:value="36.8519" calcext:value-type="float">
            <text:p>36.8519</text:p>
          </table:table-cell>
          <table:table-cell table:formula="of:=[.M$7]/[.M8]" office:value-type="float" office:value="1.85045004463813" calcext:value-type="float">
            <text:p>1.8504500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6.479" calcext:value-type="float">
            <text:p>86.479</text:p>
          </table:table-cell>
          <table:table-cell table:formula="of:=[.C$7]/[.C9]" office:value-type="float" office:value="0.977068421235213" calcext:value-type="float">
            <text:p>0.9770684212</text:p>
          </table:table-cell>
          <table:table-cell office:value-type="float" office:value="33.3521" calcext:value-type="float">
            <text:p>33.3521</text:p>
          </table:table-cell>
          <table:table-cell table:formula="of:=[.E$7]/[.E9]" office:value-type="float" office:value="2.02789329607431" calcext:value-type="float">
            <text:p>2.0278932961</text:p>
          </table:table-cell>
          <table:table-cell office:value-type="float" office:value="90.0435" calcext:value-type="float">
            <text:p>90.0435</text:p>
          </table:table-cell>
          <table:table-cell table:formula="of:=[.G$7]/[.G9]" office:value-type="float" office:value="0.939239367638974" calcext:value-type="float">
            <text:p>0.9392393676</text:p>
          </table:table-cell>
          <table:table-cell office:value-type="float" office:value="30.8818" calcext:value-type="float">
            <text:p>30.8818</text:p>
          </table:table-cell>
          <table:table-cell table:formula="of:=[.I$7]/[.I9]" office:value-type="float" office:value="2.20891593106619" calcext:value-type="float">
            <text:p>2.2089159311</text:p>
          </table:table-cell>
          <table:table-cell office:value-type="float" office:value="87.9081" calcext:value-type="float">
            <text:p>87.9081</text:p>
          </table:table-cell>
          <table:table-cell table:formula="of:=[.K$7]/[.K9]" office:value-type="float" office:value="0.962754285441273" calcext:value-type="float">
            <text:p>0.9627542854</text:p>
          </table:table-cell>
          <table:table-cell office:value-type="float" office:value="30.5932" calcext:value-type="float">
            <text:p>30.5932</text:p>
          </table:table-cell>
          <table:table-cell table:formula="of:=[.M$7]/[.M9]" office:value-type="float" office:value="2.22901167579724" calcext:value-type="float">
            <text:p>2.22901167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.3068" calcext:value-type="float">
            <text:p>73.3068</text:p>
          </table:table-cell>
          <table:table-cell table:formula="of:=[.C$7]/[.C10]" office:value-type="float" office:value="1.15263386207009" calcext:value-type="float">
            <text:p>1.1526338621</text:p>
          </table:table-cell>
          <table:table-cell office:value-type="float" office:value="32.1204" calcext:value-type="float">
            <text:p>32.1204</text:p>
          </table:table-cell>
          <table:table-cell table:formula="of:=[.E$7]/[.E10]" office:value-type="float" office:value="2.10565559582072" calcext:value-type="float">
            <text:p>2.1056555958</text:p>
          </table:table-cell>
          <table:table-cell office:value-type="float" office:value="71.6077" calcext:value-type="float">
            <text:p>71.6077</text:p>
          </table:table-cell>
          <table:table-cell table:formula="of:=[.G$7]/[.G10]" office:value-type="float" office:value="1.18105175840028" calcext:value-type="float">
            <text:p>1.1810517584</text:p>
          </table:table-cell>
          <table:table-cell office:value-type="float" office:value="32.6052" calcext:value-type="float">
            <text:p>32.6052</text:p>
          </table:table-cell>
          <table:table-cell table:formula="of:=[.I$7]/[.I10]" office:value-type="float" office:value="2.09216014623434" calcext:value-type="float">
            <text:p>2.0921601462</text:p>
          </table:table-cell>
          <table:table-cell office:value-type="float" office:value="69.9262" calcext:value-type="float">
            <text:p>69.9262</text:p>
          </table:table-cell>
          <table:table-cell table:formula="of:=[.K$7]/[.K10]" office:value-type="float" office:value="1.21033174975903" calcext:value-type="float">
            <text:p>1.2103317498</text:p>
          </table:table-cell>
          <table:table-cell office:value-type="float" office:value="32.9747" calcext:value-type="float">
            <text:p>32.9747</text:p>
          </table:table-cell>
          <table:table-cell table:formula="of:=[.M$7]/[.M10]" office:value-type="float" office:value="2.06802791230853" calcext:value-type="float">
            <text:p>2.0680279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.4373" calcext:value-type="float">
            <text:p>59.4373</text:p>
          </table:table-cell>
          <table:table-cell table:formula="of:=[.C$7]/[.C11]" office:value-type="float" office:value="1.4215972125248" calcext:value-type="float">
            <text:p>1.4215972125</text:p>
          </table:table-cell>
          <table:table-cell office:value-type="float" office:value="30.3505" calcext:value-type="float">
            <text:p>30.3505</text:p>
          </table:table-cell>
          <table:table-cell table:formula="of:=[.E$7]/[.E11]" office:value-type="float" office:value="2.22844763677699" calcext:value-type="float">
            <text:p>2.2284476368</text:p>
          </table:table-cell>
          <table:table-cell office:value-type="float" office:value="58.9442" calcext:value-type="float">
            <text:p>58.9442</text:p>
          </table:table-cell>
          <table:table-cell table:formula="of:=[.G$7]/[.G11]" office:value-type="float" office:value="1.43478747696974" calcext:value-type="float">
            <text:p>1.434787477</text:p>
          </table:table-cell>
          <table:table-cell office:value-type="float" office:value="30.5422" calcext:value-type="float">
            <text:p>30.5422</text:p>
          </table:table-cell>
          <table:table-cell table:formula="of:=[.I$7]/[.I11]" office:value-type="float" office:value="2.2334769597475" calcext:value-type="float">
            <text:p>2.2334769597</text:p>
          </table:table-cell>
          <table:table-cell office:value-type="float" office:value="59.2815" calcext:value-type="float">
            <text:p>59.2815</text:p>
          </table:table-cell>
          <table:table-cell table:formula="of:=[.K$7]/[.K11]" office:value-type="float" office:value="1.42766124338959" calcext:value-type="float">
            <text:p>1.4276612434</text:p>
          </table:table-cell>
          <table:table-cell office:value-type="float" office:value="30.6583" calcext:value-type="float">
            <text:p>30.6583</text:p>
          </table:table-cell>
          <table:table-cell table:formula="of:=[.M$7]/[.M11]" office:value-type="float" office:value="2.22427858035181" calcext:value-type="float">
            <text:p>2.22427858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.604" calcext:value-type="float">
            <text:p>50.604</text:p>
          </table:table-cell>
          <table:table-cell table:formula="of:=[.C$7]/[.C12]" office:value-type="float" office:value="1.6697474507944" calcext:value-type="float">
            <text:p>1.6697474508</text:p>
          </table:table-cell>
          <table:table-cell office:value-type="float" office:value="28.5866" calcext:value-type="float">
            <text:p>28.5866</text:p>
          </table:table-cell>
          <table:table-cell table:formula="of:=[.E$7]/[.E12]" office:value-type="float" office:value="2.36595117992346" calcext:value-type="float">
            <text:p>2.3659511799</text:p>
          </table:table-cell>
          <table:table-cell office:value-type="float" office:value="50.3241" calcext:value-type="float">
            <text:p>50.3241</text:p>
          </table:table-cell>
          <table:table-cell table:formula="of:=[.G$7]/[.G12]" office:value-type="float" office:value="1.68055464479246" calcext:value-type="float">
            <text:p>1.6805546448</text:p>
          </table:table-cell>
          <table:table-cell office:value-type="float" office:value="28.2932" calcext:value-type="float">
            <text:p>28.2932</text:p>
          </table:table-cell>
          <table:table-cell table:formula="of:=[.I$7]/[.I12]" office:value-type="float" office:value="2.41101395388291" calcext:value-type="float">
            <text:p>2.4110139539</text:p>
          </table:table-cell>
          <table:table-cell office:value-type="float" office:value="50.5024" calcext:value-type="float">
            <text:p>50.5024</text:p>
          </table:table-cell>
          <table:table-cell table:formula="of:=[.K$7]/[.K12]" office:value-type="float" office:value="1.67583916803954" calcext:value-type="float">
            <text:p>1.675839168</text:p>
          </table:table-cell>
          <table:table-cell office:value-type="float" office:value="27.966" calcext:value-type="float">
            <text:p>27.966</text:p>
          </table:table-cell>
          <table:table-cell table:formula="of:=[.M$7]/[.M12]" office:value-type="float" office:value="2.43841092755489" calcext:value-type="float">
            <text:p>2.4384109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5982" calcext:value-type="float">
            <text:p>45.5982</text:p>
          </table:table-cell>
          <table:table-cell table:formula="of:=[.C$7]/[.C13]" office:value-type="float" office:value="1.85305341000303" calcext:value-type="float">
            <text:p>1.85305341</text:p>
          </table:table-cell>
          <table:table-cell office:value-type="float" office:value="26.4238" calcext:value-type="float">
            <text:p>26.4238</text:p>
          </table:table-cell>
          <table:table-cell table:formula="of:=[.E$7]/[.E13]" office:value-type="float" office:value="2.55960535577775" calcext:value-type="float">
            <text:p>2.5596053558</text:p>
          </table:table-cell>
          <table:table-cell office:value-type="float" office:value="45.7375" calcext:value-type="float">
            <text:p>45.7375</text:p>
          </table:table-cell>
          <table:table-cell table:formula="of:=[.G$7]/[.G13]" office:value-type="float" office:value="1.84908226291336" calcext:value-type="float">
            <text:p>1.8490822629</text:p>
          </table:table-cell>
          <table:table-cell office:value-type="float" office:value="26.4915" calcext:value-type="float">
            <text:p>26.4915</text:p>
          </table:table-cell>
          <table:table-cell table:formula="of:=[.I$7]/[.I13]" office:value-type="float" office:value="2.57498820376347" calcext:value-type="float">
            <text:p>2.5749882038</text:p>
          </table:table-cell>
          <table:table-cell office:value-type="float" office:value="45.6295" calcext:value-type="float">
            <text:p>45.6295</text:p>
          </table:table-cell>
          <table:table-cell table:formula="of:=[.K$7]/[.K13]" office:value-type="float" office:value="1.8548066492072" calcext:value-type="float">
            <text:p>1.8548066492</text:p>
          </table:table-cell>
          <table:table-cell office:value-type="float" office:value="26.3479" calcext:value-type="float">
            <text:p>26.3479</text:p>
          </table:table-cell>
          <table:table-cell table:formula="of:=[.M$7]/[.M13]" office:value-type="float" office:value="2.58816072628179" calcext:value-type="float">
            <text:p>2.58816072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.3921" calcext:value-type="float">
            <text:p>43.3921</text:p>
          </table:table-cell>
          <table:table-cell table:formula="of:=[.C$7]/[.C14]" office:value-type="float" office:value="1.94726459424642" calcext:value-type="float">
            <text:p>1.9472645942</text:p>
          </table:table-cell>
          <table:table-cell office:value-type="float" office:value="24.7046" calcext:value-type="float">
            <text:p>24.7046</text:p>
          </table:table-cell>
          <table:table-cell table:formula="of:=[.E$7]/[.E14]" office:value-type="float" office:value="2.73772900593412" calcext:value-type="float">
            <text:p>2.7377290059</text:p>
          </table:table-cell>
          <table:table-cell office:value-type="float" office:value="43.1658" calcext:value-type="float">
            <text:p>43.1658</text:p>
          </table:table-cell>
          <table:table-cell table:formula="of:=[.G$7]/[.G14]" office:value-type="float" office:value="1.95924551380954" calcext:value-type="float">
            <text:p>1.9592455138</text:p>
          </table:table-cell>
          <table:table-cell office:value-type="float" office:value="24.641" calcext:value-type="float">
            <text:p>24.641</text:p>
          </table:table-cell>
          <table:table-cell table:formula="of:=[.I$7]/[.I14]" office:value-type="float" office:value="2.76836573191023" calcext:value-type="float">
            <text:p>2.7683657319</text:p>
          </table:table-cell>
          <table:table-cell office:value-type="float" office:value="43.1922" calcext:value-type="float">
            <text:p>43.1922</text:p>
          </table:table-cell>
          <table:table-cell table:formula="of:=[.K$7]/[.K14]" office:value-type="float" office:value="1.95947184908386" calcext:value-type="float">
            <text:p>1.9594718491</text:p>
          </table:table-cell>
          <table:table-cell office:value-type="float" office:value="26.2256" calcext:value-type="float">
            <text:p>26.2256</text:p>
          </table:table-cell>
          <table:table-cell table:formula="of:=[.M$7]/[.M14]" office:value-type="float" office:value="2.60023030931609" calcext:value-type="float">
            <text:p>2.6002303093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Caverage</text:p>
          </table:table-cell>
          <table:table-cell office:value-type="string" calcext:value-type="string">
            <text:p>Caverage_min</text:p>
          </table:table-cell>
          <table:table-cell office:value-type="string" calcext:value-type="string">
            <text:p>Caverage_max</text:p>
          </table:table-cell>
          <table:table-cell office:value-type="string" calcext:value-type="string">
            <text:p>Baverage</text:p>
          </table:table-cell>
          <table:table-cell office:value-type="string" calcext:value-type="string">
            <text:p>Caverage 50000</text:p>
          </table:table-cell>
          <table:table-cell office:value-type="string" calcext:value-type="string">
            <text:p>Baverage 50000</text:p>
          </table:table-cell>
        </table:table-row>
        <table:table-row table:style-name="ro1">
          <table:table-cell/>
          <table:table-cell office:value-type="float" office:value="84.6271" calcext:value-type="float">
            <text:p>84.6271</text:p>
          </table:table-cell>
          <table:table-cell table:formula="of:=[.B$17]/[.B17]" office:value-type="float" office:value="1" calcext:value-type="float">
            <text:p>1</text:p>
          </table:table-cell>
          <table:table-cell office:value-type="float" office:value="68.137" calcext:value-type="float">
            <text:p>68.137</text:p>
          </table:table-cell>
          <table:table-cell table:formula="of:=[.D$17]/[.D17]" office:value-type="float" office:value="1" calcext:value-type="float">
            <text:p>1</text:p>
          </table:table-cell>
          <table:table-cell office:value-type="float" office:value="84.8217" calcext:value-type="float">
            <text:p>84.8217</text:p>
          </table:table-cell>
          <table:table-cell table:formula="of:=[.F$17]/[.F17]" office:value-type="float" office:value="1" calcext:value-type="float">
            <text:p>1</text:p>
          </table:table-cell>
          <table:table-cell office:value-type="float" office:value="68.286" calcext:value-type="float">
            <text:p>68.286</text:p>
          </table:table-cell>
          <table:table-cell table:formula="of:=[.H$17]/[.H1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D7];[.H7];[.L7];[.C17];[.G17])" office:value-type="float" office:value="1" calcext:value-type="float">
            <text:p>1</text:p>
          </table:table-cell>
          <table:table-cell table:formula="of:=ABS(MIN([.D7];[.H7];[.L7];[.C17];[.G17]) - [.K17])" office:value-type="float" office:value="0" calcext:value-type="float">
            <text:p>0</text:p>
          </table:table-cell>
          <table:table-cell table:style-name="ce1" table:formula="of:=ABS(MAX([.D7];[.H7];[.L7];[.C17];[.G17]) - [.K17])" office:value-type="float" office:value="0" calcext:value-type="float">
            <text:p>0</text:p>
          </table:table-cell>
          <table:table-cell table:formula="of:=AVERAGE([.F7];[.J7];[.N7];[.E17];[.I17])" office:value-type="float" office:value="1" calcext:value-type="float">
            <text:p>1</text:p>
          </table:table-cell>
          <table:table-cell table:formula="of:=AVERAGE([.D28];[.H28];[.L28];[.D38];[.H38])" office:value-type="float" office:value="1" calcext:value-type="float">
            <text:p>1</text:p>
          </table:table-cell>
          <table:table-cell table:formula="of:=AVERAGE([.F28];[.J28];[.N28];[.F38];[.J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3.979" calcext:value-type="float">
            <text:p>113.979</text:p>
          </table:table-cell>
          <table:table-cell table:formula="of:=[.B$17]/[.B18]" office:value-type="float" office:value="0.742479755042596" calcext:value-type="float">
            <text:p>0.742479755</text:p>
          </table:table-cell>
          <table:table-cell office:value-type="float" office:value="36.4507" calcext:value-type="float">
            <text:p>36.4507</text:p>
          </table:table-cell>
          <table:table-cell table:formula="of:=[.D$17]/[.D18]" office:value-type="float" office:value="1.86929194775409" calcext:value-type="float">
            <text:p>1.8692919478</text:p>
          </table:table-cell>
          <table:table-cell office:value-type="float" office:value="114.136" calcext:value-type="float">
            <text:p>114.136</text:p>
          </table:table-cell>
          <table:table-cell table:formula="of:=[.F$17]/[.F18]" office:value-type="float" office:value="0.743163419078994" calcext:value-type="float">
            <text:p>0.7431634191</text:p>
          </table:table-cell>
          <table:table-cell office:value-type="float" office:value="36.4717" calcext:value-type="float">
            <text:p>36.4717</text:p>
          </table:table-cell>
          <table:table-cell table:formula="of:=[.H$17]/[.H18]" office:value-type="float" office:value="1.87230098953435" calcext:value-type="float">
            <text:p>1.8723009895</text:p>
          </table:table-cell>
          <table:table-cell office:value-type="float" office:value="2" calcext:value-type="float">
            <text:p>2</text:p>
          </table:table-cell>
          <table:table-cell table:formula="of:=AVERAGE([.D8];[.H8];[.L8];[.C18];[.G18])" office:value-type="float" office:value="0.740464070527847" calcext:value-type="float">
            <text:p>0.7404640705</text:p>
          </table:table-cell>
          <table:table-cell table:formula="of:=ABS(MIN([.D8];[.H8];[.L8];[.C18];[.G18]) - [.K18])" office:value-type="float" office:value="0.00524369323496643" calcext:value-type="float">
            <text:p>0.0052436932</text:p>
          </table:table-cell>
          <table:table-cell table:style-name="ce1" table:formula="of:=ABS(MAX([.D8];[.H8];[.L8];[.C18];[.G18]) - [.K18])" office:value-type="float" office:value="0.00269934855114695" calcext:value-type="float">
            <text:p>0.0026993486</text:p>
          </table:table-cell>
          <table:table-cell table:formula="of:=AVERAGE([.F8];[.J8];[.N8];[.E18];[.I18])" office:value-type="float" office:value="1.86045586174777" calcext:value-type="float">
            <text:p>1.8604558617</text:p>
          </table:table-cell>
          <table:table-cell table:formula="of:=AVERAGE([.D29];[.H29];[.L29];[.D39];[.H39])" office:value-type="float" office:value="0.745110963583895" calcext:value-type="float">
            <text:p>0.7451109636</text:p>
          </table:table-cell>
          <table:table-cell table:formula="of:=AVERAGE([.F29];[.J29];[.N29];[.F39];[.J39])" office:value-type="float" office:value="1.83549704247531" calcext:value-type="float">
            <text:p>1.8354970425</text:p>
          </table:table-cell>
        </table:table-row>
        <table:table-row table:style-name="ro1">
          <table:table-cell/>
          <table:table-cell office:value-type="float" office:value="88.8915" calcext:value-type="float">
            <text:p>88.8915</text:p>
          </table:table-cell>
          <table:table-cell table:formula="of:=[.B$17]/[.B19]" office:value-type="float" office:value="0.952026909209542" calcext:value-type="float">
            <text:p>0.9520269092</text:p>
          </table:table-cell>
          <table:table-cell office:value-type="float" office:value="30.66" calcext:value-type="float">
            <text:p>30.66</text:p>
          </table:table-cell>
          <table:table-cell table:formula="of:=[.D$17]/[.D19]" office:value-type="float" office:value="2.2223418134377" calcext:value-type="float">
            <text:p>2.2223418134</text:p>
          </table:table-cell>
          <table:table-cell office:value-type="float" office:value="89.4556" calcext:value-type="float">
            <text:p>89.4556</text:p>
          </table:table-cell>
          <table:table-cell table:formula="of:=[.F$17]/[.F19]" office:value-type="float" office:value="0.948198883021298" calcext:value-type="float">
            <text:p>0.948198883</text:p>
          </table:table-cell>
          <table:table-cell office:value-type="float" office:value="32.2373" calcext:value-type="float">
            <text:p>32.2373</text:p>
          </table:table-cell>
          <table:table-cell table:formula="of:=[.H$17]/[.H19]" office:value-type="float" office:value="2.11822950433194" calcext:value-type="float">
            <text:p>2.1182295043</text:p>
          </table:table-cell>
          <table:table-cell office:value-type="float" office:value="3" calcext:value-type="float">
            <text:p>3</text:p>
          </table:table-cell>
          <table:table-cell table:formula="of:=AVERAGE([.D9];[.H9];[.L9];[.C19];[.G19])" office:value-type="float" office:value="0.95585757330926" calcext:value-type="float">
            <text:p>0.9558575733</text:p>
          </table:table-cell>
          <table:table-cell table:formula="of:=ABS(MIN([.D9];[.H9];[.L9];[.C19];[.G19]) - [.K19])" office:value-type="float" office:value="0.0166182056702856" calcext:value-type="float">
            <text:p>0.0166182057</text:p>
          </table:table-cell>
          <table:table-cell table:style-name="ce1" table:formula="of:=ABS(MAX([.D9];[.H9];[.L9];[.C19];[.G19]) - [.K19])" office:value-type="float" office:value="0.0212108479259531" calcext:value-type="float">
            <text:p>0.0212108479</text:p>
          </table:table-cell>
          <table:table-cell table:formula="of:=AVERAGE([.F9];[.J9];[.N9];[.E19];[.I19])" office:value-type="float" office:value="2.16127844414148" calcext:value-type="float">
            <text:p>2.1612784441</text:p>
          </table:table-cell>
          <table:table-cell table:formula="of:=AVERAGE([.D30];[.H30];[.L30];[.D40];[.H40])" office:value-type="float" office:value="0.953318328139135" calcext:value-type="float">
            <text:p>0.9533183281</text:p>
          </table:table-cell>
          <table:table-cell table:formula="of:=AVERAGE([.F30];[.J30];[.N30];[.F40];[.J40])" office:value-type="float" office:value="2.12969786674936" calcext:value-type="float">
            <text:p>2.1296978667</text:p>
          </table:table-cell>
        </table:table-row>
        <table:table-row table:style-name="ro1">
          <table:table-cell/>
          <table:table-cell office:value-type="float" office:value="69.3957" calcext:value-type="float">
            <text:p>69.3957</text:p>
          </table:table-cell>
          <table:table-cell table:formula="of:=[.B$17]/[.B20]" office:value-type="float" office:value="1.21948622176878" calcext:value-type="float">
            <text:p>1.2194862218</text:p>
          </table:table-cell>
          <table:table-cell office:value-type="float" office:value="32.3788" calcext:value-type="float">
            <text:p>32.3788</text:p>
          </table:table-cell>
          <table:table-cell table:formula="of:=[.D$17]/[.D20]" office:value-type="float" office:value="2.1043707611153" calcext:value-type="float">
            <text:p>2.1043707611</text:p>
          </table:table-cell>
          <table:table-cell office:value-type="float" office:value="72.599" calcext:value-type="float">
            <text:p>72.599</text:p>
          </table:table-cell>
          <table:table-cell table:formula="of:=[.F$17]/[.F20]" office:value-type="float" office:value="1.16835906830673" calcext:value-type="float">
            <text:p>1.1683590683</text:p>
          </table:table-cell>
          <table:table-cell office:value-type="float" office:value="31.1283" calcext:value-type="float">
            <text:p>31.1283</text:p>
          </table:table-cell>
          <table:table-cell table:formula="of:=[.H$17]/[.H20]" office:value-type="float" office:value="2.19369512629986" calcext:value-type="float">
            <text:p>2.1936951263</text:p>
          </table:table-cell>
          <table:table-cell office:value-type="float" office:value="4" calcext:value-type="float">
            <text:p>4</text:p>
          </table:table-cell>
          <table:table-cell table:formula="of:=AVERAGE([.D10];[.H10];[.L10];[.C20];[.G20])" office:value-type="float" office:value="1.18637253206098" calcext:value-type="float">
            <text:p>1.1863725321</text:p>
          </table:table-cell>
          <table:table-cell table:formula="of:=ABS(MIN([.D10];[.H10];[.L10];[.C20];[.G20]) - [.K20])" office:value-type="float" office:value="0.0337386699908895" calcext:value-type="float">
            <text:p>0.03373867</text:p>
          </table:table-cell>
          <table:table-cell table:style-name="ce1" table:formula="of:=ABS(MAX([.D10];[.H10];[.L10];[.C20];[.G20]) - [.K20])" office:value-type="float" office:value="0.0331136897077997" calcext:value-type="float">
            <text:p>0.0331136897</text:p>
          </table:table-cell>
          <table:table-cell table:formula="of:=AVERAGE([.F10];[.J10];[.N10];[.E20];[.I20])" office:value-type="float" office:value="2.11278190835575" calcext:value-type="float">
            <text:p>2.1127819084</text:p>
          </table:table-cell>
          <table:table-cell table:formula="of:=AVERAGE([.D31];[.H31];[.L31];[.D41];[.H41])" office:value-type="float" office:value="1.19863710328604" calcext:value-type="float">
            <text:p>1.1986371033</text:p>
          </table:table-cell>
          <table:table-cell table:formula="of:=AVERAGE([.F31];[.J31];[.N31];[.F41];[.J41])" office:value-type="float" office:value="2.1417590735962" calcext:value-type="float">
            <text:p>2.1417590736</text:p>
          </table:table-cell>
        </table:table-row>
        <table:table-row table:style-name="ro1">
          <table:table-cell/>
          <table:table-cell office:value-type="float" office:value="59.264" calcext:value-type="float">
            <text:p>59.264</text:p>
          </table:table-cell>
          <table:table-cell table:formula="of:=[.B$17]/[.B21]" office:value-type="float" office:value="1.427968075054" calcext:value-type="float">
            <text:p>1.4279680751</text:p>
          </table:table-cell>
          <table:table-cell office:value-type="float" office:value="30.5412" calcext:value-type="float">
            <text:p>30.5412</text:p>
          </table:table-cell>
          <table:table-cell table:formula="of:=[.D$17]/[.D21]" office:value-type="float" office:value="2.23098633976399" calcext:value-type="float">
            <text:p>2.2309863398</text:p>
          </table:table-cell>
          <table:table-cell office:value-type="float" office:value="59.6146" calcext:value-type="float">
            <text:p>59.6146</text:p>
          </table:table-cell>
          <table:table-cell table:formula="of:=[.F$17]/[.F21]" office:value-type="float" office:value="1.42283433923905" calcext:value-type="float">
            <text:p>1.4228343392</text:p>
          </table:table-cell>
          <table:table-cell office:value-type="float" office:value="30.3972" calcext:value-type="float">
            <text:p>30.3972</text:p>
          </table:table-cell>
          <table:table-cell table:formula="of:=[.H$17]/[.H21]" office:value-type="float" office:value="2.24645691050491" calcext:value-type="float">
            <text:p>2.2464569105</text:p>
          </table:table-cell>
          <table:table-cell office:value-type="float" office:value="5" calcext:value-type="float">
            <text:p>5</text:p>
          </table:table-cell>
          <table:table-cell table:formula="of:=AVERAGE([.D11];[.H11];[.L11];[.C21];[.G21])" office:value-type="float" office:value="1.42696966943543" calcext:value-type="float">
            <text:p>1.4269696694</text:p>
          </table:table-cell>
          <table:table-cell table:formula="of:=ABS(MIN([.D11];[.H11];[.L11];[.C21];[.G21]) - [.K21])" office:value-type="float" office:value="0.00537245691063926" calcext:value-type="float">
            <text:p>0.0053724569</text:p>
          </table:table-cell>
          <table:table-cell table:style-name="ce1" table:formula="of:=ABS(MAX([.D11];[.H11];[.L11];[.C21];[.G21]) - [.K21])" office:value-type="float" office:value="0.00781780753430983" calcext:value-type="float">
            <text:p>0.0078178075</text:p>
          </table:table-cell>
          <table:table-cell table:formula="of:=AVERAGE([.F11];[.J11];[.N11];[.E21];[.I21])" office:value-type="float" office:value="2.23272928542904" calcext:value-type="float">
            <text:p>2.2327292854</text:p>
          </table:table-cell>
          <table:table-cell table:formula="of:=AVERAGE([.D32];[.H32];[.L32];[.D42];[.H42])" office:value-type="float" office:value="1.43508209265409" calcext:value-type="float">
            <text:p>1.4350820927</text:p>
          </table:table-cell>
          <table:table-cell table:formula="of:=AVERAGE([.F32];[.J32];[.N32];[.F42];[.J42])" office:value-type="float" office:value="2.25643169336122" calcext:value-type="float">
            <text:p>2.2564316934</text:p>
          </table:table-cell>
        </table:table-row>
        <table:table-row table:style-name="ro1">
          <table:table-cell/>
          <table:table-cell office:value-type="float" office:value="50.5185" calcext:value-type="float">
            <text:p>50.5185</text:p>
          </table:table-cell>
          <table:table-cell table:formula="of:=[.B$17]/[.B22]" office:value-type="float" office:value="1.67517048210062" calcext:value-type="float">
            <text:p>1.6751704821</text:p>
          </table:table-cell>
          <table:table-cell office:value-type="float" office:value="28.3272" calcext:value-type="float">
            <text:p>28.3272</text:p>
          </table:table-cell>
          <table:table-cell table:formula="of:=[.D$17]/[.D22]" office:value-type="float" office:value="2.40535598294219" calcext:value-type="float">
            <text:p>2.4053559829</text:p>
          </table:table-cell>
          <table:table-cell office:value-type="float" office:value="50.34" calcext:value-type="float">
            <text:p>50.34</text:p>
          </table:table-cell>
          <table:table-cell table:formula="of:=[.F$17]/[.F22]" office:value-type="float" office:value="1.68497616209774" calcext:value-type="float">
            <text:p>1.6849761621</text:p>
          </table:table-cell>
          <table:table-cell office:value-type="float" office:value="28.1883" calcext:value-type="float">
            <text:p>28.1883</text:p>
          </table:table-cell>
          <table:table-cell table:formula="of:=[.H$17]/[.H22]" office:value-type="float" office:value="2.42249443918221" calcext:value-type="float">
            <text:p>2.4224944392</text:p>
          </table:table-cell>
          <table:table-cell office:value-type="float" office:value="6" calcext:value-type="float">
            <text:p>6</text:p>
          </table:table-cell>
          <table:table-cell table:formula="of:=AVERAGE([.D12];[.H12];[.L12];[.C22];[.G22])" office:value-type="float" office:value="1.67725758156495" calcext:value-type="float">
            <text:p>1.6772575816</text:p>
          </table:table-cell>
          <table:table-cell table:formula="of:=ABS(MIN([.D12];[.H12];[.L12];[.C22];[.G22]) - [.K22])" office:value-type="float" office:value="0.0075101307705463" calcext:value-type="float">
            <text:p>0.0075101308</text:p>
          </table:table-cell>
          <table:table-cell table:style-name="ce1" table:formula="of:=ABS(MAX([.D12];[.H12];[.L12];[.C22];[.G22]) - [.K22])" office:value-type="float" office:value="0.00771858053278551" calcext:value-type="float">
            <text:p>0.0077185805</text:p>
          </table:table-cell>
          <table:table-cell table:formula="of:=AVERAGE([.F12];[.J12];[.N12];[.E22];[.I22])" office:value-type="float" office:value="2.40864529669713" calcext:value-type="float">
            <text:p>2.4086452967</text:p>
          </table:table-cell>
          <table:table-cell table:formula="of:=AVERAGE([.D33];[.H33];[.L33];[.D43];[.H43])" office:value-type="float" office:value="1.68296660387442" calcext:value-type="float">
            <text:p>1.6829666039</text:p>
          </table:table-cell>
          <table:table-cell table:formula="of:=AVERAGE([.F33];[.J33];[.N33];[.F43];[.J43])" office:value-type="float" office:value="2.4253829334554" calcext:value-type="float">
            <text:p>2.4253829335</text:p>
          </table:table-cell>
        </table:table-row>
        <table:table-row table:style-name="ro1">
          <table:table-cell/>
          <table:table-cell office:value-type="float" office:value="45.4629" calcext:value-type="float">
            <text:p>45.4629</text:p>
          </table:table-cell>
          <table:table-cell table:formula="of:=[.B$17]/[.B23]" office:value-type="float" office:value="1.8614540647429" calcext:value-type="float">
            <text:p>1.8614540647</text:p>
          </table:table-cell>
          <table:table-cell office:value-type="float" office:value="26.607" calcext:value-type="float">
            <text:p>26.607</text:p>
          </table:table-cell>
          <table:table-cell table:formula="of:=[.D$17]/[.D23]" office:value-type="float" office:value="2.56086744089901" calcext:value-type="float">
            <text:p>2.5608674409</text:p>
          </table:table-cell>
          <table:table-cell office:value-type="float" office:value="45.7168" calcext:value-type="float">
            <text:p>45.7168</text:p>
          </table:table-cell>
          <table:table-cell table:formula="of:=[.F$17]/[.F23]" office:value-type="float" office:value="1.85537264200469" calcext:value-type="float">
            <text:p>1.855372642</text:p>
          </table:table-cell>
          <table:table-cell office:value-type="float" office:value="26.5084" calcext:value-type="float">
            <text:p>26.5084</text:p>
          </table:table-cell>
          <table:table-cell table:formula="of:=[.H$17]/[.H23]" office:value-type="float" office:value="2.57601364095909" calcext:value-type="float">
            <text:p>2.576013641</text:p>
          </table:table-cell>
          <table:table-cell office:value-type="float" office:value="7" calcext:value-type="float">
            <text:p>7</text:p>
          </table:table-cell>
          <table:table-cell table:formula="of:=AVERAGE([.D13];[.H13];[.L13];[.C23];[.G23])" office:value-type="float" office:value="1.85475380577424" calcext:value-type="float">
            <text:p>1.8547538058</text:p>
          </table:table-cell>
          <table:table-cell table:formula="of:=ABS(MIN([.D13];[.H13];[.L13];[.C23];[.G23]) - [.K23])" office:value-type="float" office:value="0.00567154286087201" calcext:value-type="float">
            <text:p>0.0056715429</text:p>
          </table:table-cell>
          <table:table-cell table:style-name="ce1" table:formula="of:=ABS(MAX([.D13];[.H13];[.L13];[.C23];[.G23]) - [.K23])" office:value-type="float" office:value="0.00670025896866378" calcext:value-type="float">
            <text:p>0.006700259</text:p>
          </table:table-cell>
          <table:table-cell table:formula="of:=AVERAGE([.F13];[.J13];[.N13];[.E23];[.I23])" office:value-type="float" office:value="2.57192707353622" calcext:value-type="float">
            <text:p>2.5719270735</text:p>
          </table:table-cell>
          <table:table-cell table:formula="of:=AVERAGE([.D34];[.H34];[.L34];[.D44];[.H44])" office:value-type="float" office:value="1.85728599208023" calcext:value-type="float">
            <text:p>1.8572859921</text:p>
          </table:table-cell>
          <table:table-cell table:formula="of:=AVERAGE([.F34];[.J34];[.N34];[.F44];[.J44])" office:value-type="float" office:value="2.58438897694321" calcext:value-type="float">
            <text:p>2.5843889769</text:p>
          </table:table-cell>
        </table:table-row>
        <table:table-row table:style-name="ro1">
          <table:table-cell/>
          <table:table-cell office:value-type="float" office:value="43.1818" calcext:value-type="float">
            <text:p>43.1818</text:p>
          </table:table-cell>
          <table:table-cell table:formula="of:=[.B$17]/[.B24]" office:value-type="float" office:value="1.95978629885739" calcext:value-type="float">
            <text:p>1.9597862989</text:p>
          </table:table-cell>
          <table:table-cell office:value-type="float" office:value="24.7088" calcext:value-type="float">
            <text:p>24.7088</text:p>
          </table:table-cell>
          <table:table-cell table:formula="of:=[.D$17]/[.D24]" office:value-type="float" office:value="2.75760053098491" calcext:value-type="float">
            <text:p>2.757600531</text:p>
          </table:table-cell>
          <table:table-cell office:value-type="float" office:value="43.3032" calcext:value-type="float">
            <text:p>43.3032</text:p>
          </table:table-cell>
          <table:table-cell table:formula="of:=[.F$17]/[.F24]" office:value-type="float" office:value="1.95878595577232" calcext:value-type="float">
            <text:p>1.9587859558</text:p>
          </table:table-cell>
          <table:table-cell office:value-type="float" office:value="24.8148" calcext:value-type="float">
            <text:p>24.8148</text:p>
          </table:table-cell>
          <table:table-cell table:formula="of:=[.H$17]/[.H24]" office:value-type="float" office:value="2.75182552347792" calcext:value-type="float">
            <text:p>2.7518255235</text:p>
          </table:table-cell>
          <table:table-cell office:value-type="float" office:value="8" calcext:value-type="float">
            <text:p>8</text:p>
          </table:table-cell>
          <table:table-cell table:formula="of:=AVERAGE([.D14];[.H14];[.L14];[.C24];[.G24])" office:value-type="float" office:value="1.95691084235391" calcext:value-type="float">
            <text:p>1.9569108424</text:p>
          </table:table-cell>
          <table:table-cell table:formula="of:=ABS(MIN([.D14];[.H14];[.L14];[.C24];[.G24]) - [.K24])" office:value-type="float" office:value="0.0096462481074886" calcext:value-type="float">
            <text:p>0.0096462481</text:p>
          </table:table-cell>
          <table:table-cell table:style-name="ce1" table:formula="of:=ABS(MAX([.D14];[.H14];[.L14];[.C24];[.G24]) - [.K24])" office:value-type="float" office:value="0.00287545650348187" calcext:value-type="float">
            <text:p>0.0028754565</text:p>
          </table:table-cell>
          <table:table-cell table:formula="of:=AVERAGE([.F14];[.J14];[.N14];[.E24];[.I24])" office:value-type="float" office:value="2.72315022032465" calcext:value-type="float">
            <text:p>2.7231502203</text:p>
          </table:table-cell>
          <table:table-cell table:formula="of:=AVERAGE([.D35];[.H35];[.L35];[.D45];[.H45])" office:value-type="float" office:value="1.96713025937117" calcext:value-type="float">
            <text:p>1.9671302594</text:p>
          </table:table-cell>
          <table:table-cell table:formula="of:=AVERAGE([.F35];[.J35];[.N35];[.F45];[.J45])" office:value-type="float" office:value="2.76539933972689" calcext:value-type="float">
            <text:p>2.765399339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2.424" calcext:value-type="float">
            <text:p>212.424</text:p>
          </table:table-cell>
          <table:table-cell table:formula="of:=[.C$28]/[.C28]" office:value-type="float" office:value="1" calcext:value-type="float">
            <text:p>1</text:p>
          </table:table-cell>
          <table:table-cell office:value-type="float" office:value="170.835" calcext:value-type="float">
            <text:p>170.835</text:p>
          </table:table-cell>
          <table:table-cell table:formula="of:=[.E$28]/[.E28]" office:value-type="float" office:value="1" calcext:value-type="float">
            <text:p>1</text:p>
          </table:table-cell>
          <table:table-cell office:value-type="float" office:value="212.382" calcext:value-type="float">
            <text:p>212.382</text:p>
          </table:table-cell>
          <table:table-cell table:formula="of:=[.G$28]/[.G28]" office:value-type="float" office:value="1" calcext:value-type="float">
            <text:p>1</text:p>
          </table:table-cell>
          <table:table-cell office:value-type="float" office:value="171.201" calcext:value-type="float">
            <text:p>171.201</text:p>
          </table:table-cell>
          <table:table-cell table:formula="of:=[.I$28]/[.I28]" office:value-type="float" office:value="1" calcext:value-type="float">
            <text:p>1</text:p>
          </table:table-cell>
          <table:table-cell office:value-type="float" office:value="212.672" calcext:value-type="float">
            <text:p>212.672</text:p>
          </table:table-cell>
          <table:table-cell table:formula="of:=[.K$28]/[.K28]" office:value-type="float" office:value="1" calcext:value-type="float">
            <text:p>1</text:p>
          </table:table-cell>
          <table:table-cell office:value-type="float" office:value="171.327" calcext:value-type="float">
            <text:p>171.327</text:p>
          </table:table-cell>
          <table:table-cell table:formula="of:=[.M$28]/[.M2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84.392" calcext:value-type="float">
            <text:p>284.392</text:p>
          </table:table-cell>
          <table:table-cell table:formula="of:=[.C$28]/[.C29]" office:value-type="float" office:value="0.746940842217784" calcext:value-type="float">
            <text:p>0.7469408422</text:p>
          </table:table-cell>
          <table:table-cell office:value-type="float" office:value="91.1839" calcext:value-type="float">
            <text:p>91.1839</text:p>
          </table:table-cell>
          <table:table-cell table:formula="of:=[.E$28]/[.E29]" office:value-type="float" office:value="1.87352153176164" calcext:value-type="float">
            <text:p>1.8735215318</text:p>
          </table:table-cell>
          <table:table-cell office:value-type="float" office:value="284.893" calcext:value-type="float">
            <text:p>284.893</text:p>
          </table:table-cell>
          <table:table-cell table:formula="of:=[.G$28]/[.G29]" office:value-type="float" office:value="0.745479881920581" calcext:value-type="float">
            <text:p>0.7454798819</text:p>
          </table:table-cell>
          <table:table-cell office:value-type="float" office:value="91.8218" calcext:value-type="float">
            <text:p>91.8218</text:p>
          </table:table-cell>
          <table:table-cell table:formula="of:=[.I$28]/[.I29]" office:value-type="float" office:value="1.86449187447861" calcext:value-type="float">
            <text:p>1.8644918745</text:p>
          </table:table-cell>
          <table:table-cell office:value-type="float" office:value="284.022" calcext:value-type="float">
            <text:p>284.022</text:p>
          </table:table-cell>
          <table:table-cell table:formula="of:=[.K$28]/[.K29]" office:value-type="float" office:value="0.748787065790678" calcext:value-type="float">
            <text:p>0.7487870658</text:p>
          </table:table-cell>
          <table:table-cell office:value-type="float" office:value="91.5474" calcext:value-type="float">
            <text:p>91.5474</text:p>
          </table:table-cell>
          <table:table-cell table:formula="of:=[.M$28]/[.M29]" office:value-type="float" office:value="1.87145675355062" calcext:value-type="float">
            <text:p>1.8714567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3.621" calcext:value-type="float">
            <text:p>223.621</text:p>
          </table:table-cell>
          <table:table-cell table:formula="of:=[.C$28]/[.C30]" office:value-type="float" office:value="0.949928673961748" calcext:value-type="float">
            <text:p>0.949928674</text:p>
          </table:table-cell>
          <table:table-cell office:value-type="float" office:value="86.0699" calcext:value-type="float">
            <text:p>86.0699</text:p>
          </table:table-cell>
          <table:table-cell table:formula="of:=[.E$28]/[.E30]" office:value-type="float" office:value="1.98484022869784" calcext:value-type="float">
            <text:p>1.9848402287</text:p>
          </table:table-cell>
          <table:table-cell office:value-type="float" office:value="220.363" calcext:value-type="float">
            <text:p>220.363</text:p>
          </table:table-cell>
          <table:table-cell table:formula="of:=[.G$28]/[.G30]" office:value-type="float" office:value="0.963782486170546" calcext:value-type="float">
            <text:p>0.9637824862</text:p>
          </table:table-cell>
          <table:table-cell office:value-type="float" office:value="77.2614" calcext:value-type="float">
            <text:p>77.2614</text:p>
          </table:table-cell>
          <table:table-cell table:formula="of:=[.I$28]/[.I30]" office:value-type="float" office:value="2.21586717299971" calcext:value-type="float">
            <text:p>2.215867173</text:p>
          </table:table-cell>
          <table:table-cell office:value-type="float" office:value="220.238" calcext:value-type="float">
            <text:p>220.238</text:p>
          </table:table-cell>
          <table:table-cell table:formula="of:=[.K$28]/[.K30]" office:value-type="float" office:value="0.965646255414597" calcext:value-type="float">
            <text:p>0.9656462554</text:p>
          </table:table-cell>
          <table:table-cell office:value-type="float" office:value="79.7654" calcext:value-type="float">
            <text:p>79.7654</text:p>
          </table:table-cell>
          <table:table-cell table:formula="of:=[.M$28]/[.M30]" office:value-type="float" office:value="2.14788617621174" calcext:value-type="float">
            <text:p>2.1478861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6.322" calcext:value-type="float">
            <text:p>176.322</text:p>
          </table:table-cell>
          <table:table-cell table:formula="of:=[.C$28]/[.C31]" office:value-type="float" office:value="1.20475039983666" calcext:value-type="float">
            <text:p>1.2047503998</text:p>
          </table:table-cell>
          <table:table-cell office:value-type="float" office:value="82.8004" calcext:value-type="float">
            <text:p>82.8004</text:p>
          </table:table-cell>
          <table:table-cell table:formula="of:=[.E$28]/[.E31]" office:value-type="float" office:value="2.06321467046053" calcext:value-type="float">
            <text:p>2.0632146705</text:p>
          </table:table-cell>
          <table:table-cell office:value-type="float" office:value="177.443" calcext:value-type="float">
            <text:p>177.443</text:p>
          </table:table-cell>
          <table:table-cell table:formula="of:=[.G$28]/[.G31]" office:value-type="float" office:value="1.19690266733543" calcext:value-type="float">
            <text:p>1.1969026673</text:p>
          </table:table-cell>
          <table:table-cell office:value-type="float" office:value="77.0582" calcext:value-type="float">
            <text:p>77.0582</text:p>
          </table:table-cell>
          <table:table-cell table:formula="of:=[.I$28]/[.I31]" office:value-type="float" office:value="2.22171034361041" calcext:value-type="float">
            <text:p>2.2217103436</text:p>
          </table:table-cell>
          <table:table-cell office:value-type="float" office:value="179.148" calcext:value-type="float">
            <text:p>179.148</text:p>
          </table:table-cell>
          <table:table-cell table:formula="of:=[.K$28]/[.K31]" office:value-type="float" office:value="1.18713019402952" calcext:value-type="float">
            <text:p>1.187130194</text:p>
          </table:table-cell>
          <table:table-cell office:value-type="float" office:value="80.9521" calcext:value-type="float">
            <text:p>80.9521</text:p>
          </table:table-cell>
          <table:table-cell table:formula="of:=[.M$28]/[.M31]" office:value-type="float" office:value="2.11639969809307" calcext:value-type="float">
            <text:p>2.11639969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8.114" calcext:value-type="float">
            <text:p>148.114</text:p>
          </table:table-cell>
          <table:table-cell table:formula="of:=[.C$28]/[.C32]" office:value-type="float" office:value="1.43419258139001" calcext:value-type="float">
            <text:p>1.4341925814</text:p>
          </table:table-cell>
          <table:table-cell office:value-type="float" office:value="76.0188" calcext:value-type="float">
            <text:p>76.0188</text:p>
          </table:table-cell>
          <table:table-cell table:formula="of:=[.E$28]/[.E32]" office:value-type="float" office:value="2.2472730429841" calcext:value-type="float">
            <text:p>2.247273043</text:p>
          </table:table-cell>
          <table:table-cell office:value-type="float" office:value="148.064" calcext:value-type="float">
            <text:p>148.064</text:p>
          </table:table-cell>
          <table:table-cell table:formula="of:=[.G$28]/[.G32]" office:value-type="float" office:value="1.43439323535768" calcext:value-type="float">
            <text:p>1.4343932354</text:p>
          </table:table-cell>
          <table:table-cell office:value-type="float" office:value="75.7833" calcext:value-type="float">
            <text:p>75.7833</text:p>
          </table:table-cell>
          <table:table-cell table:formula="of:=[.I$28]/[.I32]" office:value-type="float" office:value="2.25908610472228" calcext:value-type="float">
            <text:p>2.2590861047</text:p>
          </table:table-cell>
          <table:table-cell office:value-type="float" office:value="148.603" calcext:value-type="float">
            <text:p>148.603</text:p>
          </table:table-cell>
          <table:table-cell table:formula="of:=[.K$28]/[.K32]" office:value-type="float" office:value="1.43114203616347" calcext:value-type="float">
            <text:p>1.4311420362</text:p>
          </table:table-cell>
          <table:table-cell office:value-type="float" office:value="75.7782" calcext:value-type="float">
            <text:p>75.7782</text:p>
          </table:table-cell>
          <table:table-cell table:formula="of:=[.M$28]/[.M32]" office:value-type="float" office:value="2.26090089234107" calcext:value-type="float">
            <text:p>2.26090089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6.422" calcext:value-type="float">
            <text:p>126.422</text:p>
          </table:table-cell>
          <table:table-cell table:formula="of:=[.C$28]/[.C33]" office:value-type="float" office:value="1.68027716694879" calcext:value-type="float">
            <text:p>1.6802771669</text:p>
          </table:table-cell>
          <table:table-cell office:value-type="float" office:value="70.7396" calcext:value-type="float">
            <text:p>70.7396</text:p>
          </table:table-cell>
          <table:table-cell table:formula="of:=[.E$28]/[.E33]" office:value-type="float" office:value="2.414983969375" calcext:value-type="float">
            <text:p>2.4149839694</text:p>
          </table:table-cell>
          <table:table-cell office:value-type="float" office:value="126.167" calcext:value-type="float">
            <text:p>126.167</text:p>
          </table:table-cell>
          <table:table-cell table:formula="of:=[.G$28]/[.G33]" office:value-type="float" office:value="1.68334033463584" calcext:value-type="float">
            <text:p>1.6833403346</text:p>
          </table:table-cell>
          <table:table-cell office:value-type="float" office:value="70.411" calcext:value-type="float">
            <text:p>70.411</text:p>
          </table:table-cell>
          <table:table-cell table:formula="of:=[.I$28]/[.I33]" office:value-type="float" office:value="2.4314524719149" calcext:value-type="float">
            <text:p>2.4314524719</text:p>
          </table:table-cell>
          <table:table-cell office:value-type="float" office:value="126.538" calcext:value-type="float">
            <text:p>126.538</text:p>
          </table:table-cell>
          <table:table-cell table:formula="of:=[.K$28]/[.K33]" office:value-type="float" office:value="1.68069670770836" calcext:value-type="float">
            <text:p>1.6806967077</text:p>
          </table:table-cell>
          <table:table-cell office:value-type="float" office:value="70.2436" calcext:value-type="float">
            <text:p>70.2436</text:p>
          </table:table-cell>
          <table:table-cell table:formula="of:=[.M$28]/[.M33]" office:value-type="float" office:value="2.43904070975861" calcext:value-type="float">
            <text:p>2.43904070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4.645" calcext:value-type="float">
            <text:p>114.645</text:p>
          </table:table-cell>
          <table:table-cell table:formula="of:=[.C$28]/[.C34]" office:value-type="float" office:value="1.85288499280387" calcext:value-type="float">
            <text:p>1.8528849928</text:p>
          </table:table-cell>
          <table:table-cell office:value-type="float" office:value="66.2468" calcext:value-type="float">
            <text:p>66.2468</text:p>
          </table:table-cell>
          <table:table-cell table:formula="of:=[.E$28]/[.E34]" office:value-type="float" office:value="2.57876606870068" calcext:value-type="float">
            <text:p>2.5787660687</text:p>
          </table:table-cell>
          <table:table-cell office:value-type="float" office:value="113.949" calcext:value-type="float">
            <text:p>113.949</text:p>
          </table:table-cell>
          <table:table-cell table:formula="of:=[.G$28]/[.G34]" office:value-type="float" office:value="1.86383382039333" calcext:value-type="float">
            <text:p>1.8638338204</text:p>
          </table:table-cell>
          <table:table-cell office:value-type="float" office:value="66.3753" calcext:value-type="float">
            <text:p>66.3753</text:p>
          </table:table-cell>
          <table:table-cell table:formula="of:=[.I$28]/[.I34]" office:value-type="float" office:value="2.57928777723039" calcext:value-type="float">
            <text:p>2.5792877772</text:p>
          </table:table-cell>
          <table:table-cell office:value-type="float" office:value="114.802" calcext:value-type="float">
            <text:p>114.802</text:p>
          </table:table-cell>
          <table:table-cell table:formula="of:=[.K$28]/[.K34]" office:value-type="float" office:value="1.85251128029128" calcext:value-type="float">
            <text:p>1.8525112803</text:p>
          </table:table-cell>
          <table:table-cell office:value-type="float" office:value="66.2705" calcext:value-type="float">
            <text:p>66.2705</text:p>
          </table:table-cell>
          <table:table-cell table:formula="of:=[.M$28]/[.M34]" office:value-type="float" office:value="2.58526795482153" calcext:value-type="float">
            <text:p>2.58526795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7.442" calcext:value-type="float">
            <text:p>107.442</text:p>
          </table:table-cell>
          <table:table-cell table:formula="of:=[.C$28]/[.C35]" office:value-type="float" office:value="1.97710392583906" calcext:value-type="float">
            <text:p>1.9771039258</text:p>
          </table:table-cell>
          <table:table-cell office:value-type="float" office:value="61.7085" calcext:value-type="float">
            <text:p>61.7085</text:p>
          </table:table-cell>
          <table:table-cell table:formula="of:=[.E$28]/[.E35]" office:value-type="float" office:value="2.76841926152799" calcext:value-type="float">
            <text:p>2.7684192615</text:p>
          </table:table-cell>
          <table:table-cell office:value-type="float" office:value="108.216" calcext:value-type="float">
            <text:p>108.216</text:p>
          </table:table-cell>
          <table:table-cell table:formula="of:=[.G$28]/[.G35]" office:value-type="float" office:value="1.9625748502994" calcext:value-type="float">
            <text:p>1.9625748503</text:p>
          </table:table-cell>
          <table:table-cell office:value-type="float" office:value="62.1015" calcext:value-type="float">
            <text:p>62.1015</text:p>
          </table:table-cell>
          <table:table-cell table:formula="of:=[.I$28]/[.I35]" office:value-type="float" office:value="2.75679331417115" calcext:value-type="float">
            <text:p>2.7567933142</text:p>
          </table:table-cell>
          <table:table-cell office:value-type="float" office:value="108.466" calcext:value-type="float">
            <text:p>108.466</text:p>
          </table:table-cell>
          <table:table-cell table:formula="of:=[.K$28]/[.K35]" office:value-type="float" office:value="1.96072501982188" calcext:value-type="float">
            <text:p>1.9607250198</text:p>
          </table:table-cell>
          <table:table-cell office:value-type="float" office:value="62.2585" calcext:value-type="float">
            <text:p>62.2585</text:p>
          </table:table-cell>
          <table:table-cell table:formula="of:=[.M$28]/[.M35]" office:value-type="float" office:value="2.75186520716047" calcext:value-type="float">
            <text:p>2.751865207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3.262" calcext:value-type="float">
            <text:p>213.262</text:p>
          </table:table-cell>
          <table:table-cell table:formula="of:=[.C$38]/[.C38]" office:value-type="float" office:value="1" calcext:value-type="float">
            <text:p>1</text:p>
          </table:table-cell>
          <table:table-cell office:value-type="float" office:value="171.148" calcext:value-type="float">
            <text:p>171.148</text:p>
          </table:table-cell>
          <table:table-cell table:formula="of:=[.E$38]/[.E38]" office:value-type="float" office:value="1" calcext:value-type="float">
            <text:p>1</text:p>
          </table:table-cell>
          <table:table-cell office:value-type="float" office:value="213.407" calcext:value-type="float">
            <text:p>213.407</text:p>
          </table:table-cell>
          <table:table-cell table:formula="of:=[.G$38]/[.G38]" office:value-type="float" office:value="1" calcext:value-type="float">
            <text:p>1</text:p>
          </table:table-cell>
          <table:table-cell office:value-type="float" office:value="171.772" calcext:value-type="float">
            <text:p>171.772</text:p>
          </table:table-cell>
          <table:table-cell table:formula="of:=[.I$38]/[.I3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6.483" calcext:value-type="float">
            <text:p>286.483</text:p>
          </table:table-cell>
          <table:table-cell table:formula="of:=[.C$38]/[.C39]" office:value-type="float" office:value="0.744414153719418" calcext:value-type="float">
            <text:p>0.7444141537</text:p>
          </table:table-cell>
          <table:table-cell office:value-type="float" office:value="91.7057" calcext:value-type="float">
            <text:p>91.7057</text:p>
          </table:table-cell>
          <table:table-cell table:formula="of:=[.E$38]/[.E39]" office:value-type="float" office:value="1.86627439733844" calcext:value-type="float">
            <text:p>1.8662743973</text:p>
          </table:table-cell>
          <table:table-cell office:value-type="float" office:value="288.414" calcext:value-type="float">
            <text:p>288.414</text:p>
          </table:table-cell>
          <table:table-cell table:formula="of:=[.G$38]/[.G39]" office:value-type="float" office:value="0.739932874271013" calcext:value-type="float">
            <text:p>0.7399328743</text:p>
          </table:table-cell>
          <table:table-cell office:value-type="float" office:value="100.939" calcext:value-type="float">
            <text:p>100.939</text:p>
          </table:table-cell>
          <table:table-cell table:formula="of:=[.I$38]/[.I39]" office:value-type="float" office:value="1.70174065524723" calcext:value-type="float">
            <text:p>1.7017406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4.107" calcext:value-type="float">
            <text:p>224.107</text:p>
          </table:table-cell>
          <table:table-cell table:formula="of:=[.C$38]/[.C40]" office:value-type="float" office:value="0.95160793727996" calcext:value-type="float">
            <text:p>0.9516079373</text:p>
          </table:table-cell>
          <table:table-cell office:value-type="float" office:value="84.1722" calcext:value-type="float">
            <text:p>84.1722</text:p>
          </table:table-cell>
          <table:table-cell table:formula="of:=[.E$38]/[.E40]" office:value-type="float" office:value="2.0333079092622" calcext:value-type="float">
            <text:p>2.0333079093</text:p>
          </table:table-cell>
          <table:table-cell office:value-type="float" office:value="228.09" calcext:value-type="float">
            <text:p>228.09</text:p>
          </table:table-cell>
          <table:table-cell table:formula="of:=[.G$38]/[.G40]" office:value-type="float" office:value="0.935626287868824" calcext:value-type="float">
            <text:p>0.9356262879</text:p>
          </table:table-cell>
          <table:table-cell office:value-type="float" office:value="75.7844" calcext:value-type="float">
            <text:p>75.7844</text:p>
          </table:table-cell>
          <table:table-cell table:formula="of:=[.I$38]/[.I40]" office:value-type="float" office:value="2.26658784657528" calcext:value-type="float">
            <text:p>2.26658784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5.741" calcext:value-type="float">
            <text:p>175.741</text:p>
          </table:table-cell>
          <table:table-cell table:formula="of:=[.C$38]/[.C41]" office:value-type="float" office:value="1.21350168714187" calcext:value-type="float">
            <text:p>1.2135016871</text:p>
          </table:table-cell>
          <table:table-cell office:value-type="float" office:value="79.3511" calcext:value-type="float">
            <text:p>79.3511</text:p>
          </table:table-cell>
          <table:table-cell table:formula="of:=[.E$38]/[.E41]" office:value-type="float" office:value="2.15684470662663" calcext:value-type="float">
            <text:p>2.1568447066</text:p>
          </table:table-cell>
          <table:table-cell office:value-type="float" office:value="179.198" calcext:value-type="float">
            <text:p>179.198</text:p>
          </table:table-cell>
          <table:table-cell table:formula="of:=[.G$38]/[.G41]" office:value-type="float" office:value="1.1909005680867" calcext:value-type="float">
            <text:p>1.1909005681</text:p>
          </table:table-cell>
          <table:table-cell office:value-type="float" office:value="79.8707" calcext:value-type="float">
            <text:p>79.8707</text:p>
          </table:table-cell>
          <table:table-cell table:formula="of:=[.I$38]/[.I41]" office:value-type="float" office:value="2.15062594919038" calcext:value-type="float">
            <text:p>2.15062594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8.211" calcext:value-type="float">
            <text:p>148.211</text:p>
          </table:table-cell>
          <table:table-cell table:formula="of:=[.C$38]/[.C42]" office:value-type="float" office:value="1.43890804326265" calcext:value-type="float">
            <text:p>1.4389080433</text:p>
          </table:table-cell>
          <table:table-cell office:value-type="float" office:value="76.0164" calcext:value-type="float">
            <text:p>76.0164</text:p>
          </table:table-cell>
          <table:table-cell table:formula="of:=[.E$38]/[.E42]" office:value-type="float" office:value="2.25146152672318" calcext:value-type="float">
            <text:p>2.2514615267</text:p>
          </table:table-cell>
          <table:table-cell office:value-type="float" office:value="148.532" calcext:value-type="float">
            <text:p>148.532</text:p>
          </table:table-cell>
          <table:table-cell table:formula="of:=[.G$38]/[.G42]" office:value-type="float" office:value="1.43677456709665" calcext:value-type="float">
            <text:p>1.4367745671</text:p>
          </table:table-cell>
          <table:table-cell office:value-type="float" office:value="75.8899" calcext:value-type="float">
            <text:p>75.8899</text:p>
          </table:table-cell>
          <table:table-cell table:formula="of:=[.I$38]/[.I42]" office:value-type="float" office:value="2.26343690003545" calcext:value-type="float">
            <text:p>2.2634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6.814" calcext:value-type="float">
            <text:p>126.814</text:p>
          </table:table-cell>
          <table:table-cell table:formula="of:=[.C$38]/[.C43]" office:value-type="float" office:value="1.6816912959137" calcext:value-type="float">
            <text:p>1.6816912959</text:p>
          </table:table-cell>
          <table:table-cell office:value-type="float" office:value="70.4807" calcext:value-type="float">
            <text:p>70.4807</text:p>
          </table:table-cell>
          <table:table-cell table:formula="of:=[.E$38]/[.E43]" office:value-type="float" office:value="2.42829597322388" calcext:value-type="float">
            <text:p>2.4282959732</text:p>
          </table:table-cell>
          <table:table-cell office:value-type="float" office:value="126.364" calcext:value-type="float">
            <text:p>126.364</text:p>
          </table:table-cell>
          <table:table-cell table:formula="of:=[.G$38]/[.G43]" office:value-type="float" office:value="1.68882751416543" calcext:value-type="float">
            <text:p>1.6888275142</text:p>
          </table:table-cell>
          <table:table-cell office:value-type="float" office:value="71.1819" calcext:value-type="float">
            <text:p>71.1819</text:p>
          </table:table-cell>
          <table:table-cell table:formula="of:=[.I$38]/[.I43]" office:value-type="float" office:value="2.41314154300461" calcext:value-type="float">
            <text:p>2.4131415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4.888" calcext:value-type="float">
            <text:p>114.888</text:p>
          </table:table-cell>
          <table:table-cell table:formula="of:=[.C$38]/[.C44]" office:value-type="float" office:value="1.85626000974862" calcext:value-type="float">
            <text:p>1.8562600097</text:p>
          </table:table-cell>
          <table:table-cell office:value-type="float" office:value="66.2033" calcext:value-type="float">
            <text:p>66.2033</text:p>
          </table:table-cell>
          <table:table-cell table:formula="of:=[.E$38]/[.E44]" office:value-type="float" office:value="2.58518835163806" calcext:value-type="float">
            <text:p>2.5851883516</text:p>
          </table:table-cell>
          <table:table-cell office:value-type="float" office:value="114.677" calcext:value-type="float">
            <text:p>114.677</text:p>
          </table:table-cell>
          <table:table-cell table:formula="of:=[.G$38]/[.G44]" office:value-type="float" office:value="1.86093985716403" calcext:value-type="float">
            <text:p>1.8609398572</text:p>
          </table:table-cell>
          <table:table-cell office:value-type="float" office:value="66.2334" calcext:value-type="float">
            <text:p>66.2334</text:p>
          </table:table-cell>
          <table:table-cell table:formula="of:=[.I$38]/[.I44]" office:value-type="float" office:value="2.59343473232538" calcext:value-type="float">
            <text:p>2.5934347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8.507" calcext:value-type="float">
            <text:p>108.507</text:p>
          </table:table-cell>
          <table:table-cell table:formula="of:=[.C$38]/[.C45]" office:value-type="float" office:value="1.96542158570415" calcext:value-type="float">
            <text:p>1.9654215857</text:p>
          </table:table-cell>
          <table:table-cell office:value-type="float" office:value="61.7935" calcext:value-type="float">
            <text:p>61.7935</text:p>
          </table:table-cell>
          <table:table-cell table:formula="of:=[.E$38]/[.E45]" office:value-type="float" office:value="2.76967642227742" calcext:value-type="float">
            <text:p>2.7696764223</text:p>
          </table:table-cell>
          <table:table-cell office:value-type="float" office:value="108.338" calcext:value-type="float">
            <text:p>108.338</text:p>
          </table:table-cell>
          <table:table-cell table:formula="of:=[.G$38]/[.G45]" office:value-type="float" office:value="1.96982591519135" calcext:value-type="float">
            <text:p>1.9698259152</text:p>
          </table:table-cell>
          <table:table-cell office:value-type="float" office:value="61.7831" calcext:value-type="float">
            <text:p>61.7831</text:p>
          </table:table-cell>
          <table:table-cell table:formula="of:=[.I$38]/[.I45]" office:value-type="float" office:value="2.78024249349741" calcext:value-type="float">
            <text:p>2.780242493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Kalimati" style:font-family-complex="Kalimat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02:11:37.205427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uls Asheim</meta:initial-creator>
    <meta:creation-date>2015-06-01T02:51:20.080873669</meta:creation-date>
    <dc:date>2015-06-02T03:35:05.189789047</dc:date>
    <dc:creator>Truls Asheim</dc:creator>
    <meta:editing-duration>PT9H39M6S</meta:editing-duration>
    <meta:editing-cycles>3</meta:editing-cycles>
    <meta:generator>LibreOffice/4.4.1.2$Linux_X86_64 LibreOffice_project/40m0$Build-2</meta:generator>
    <meta:document-statistic meta:table-count="4" meta:cell-count="4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3.952cm" style:legend-expansion="high" chart:style-name="ch2"/>
        <chart:plot-area chart:style-name="ch3" table:cell-range-address="Sheet1.B6:Sheet1.B17 Sheet1.D5:Sheet1.D17 Sheet1.F5:Sheet1.F17" chart:data-source-has-labels="both" svg:x="0.32cm" svg:y="0.18cm" svg:width="12.667cm" svg:height="8.64cm">
          <chartooo:coordinate-region svg:x="0.756cm" svg:y="0.379cm" svg:width="11.859cm" svg:height="7.794cm"/>
          <chart:axis chart:dimension="x" chart:name="primary-x" chart:style-name="ch4" chartooo:axis-type="auto">
            <chartooo:date-scale/>
            <chart:categories table:cell-range-address="Sheet1.B6:Sheet1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17" chart:label-cell-address="Sheet1.D5:Sheet1.D5" chart:class="chart:line">
            <chart:data-point chart:repeated="12"/>
          </chart:series>
          <chart:series chart:style-name="ch7" chart:values-cell-range-address="Sheet1.F6:Sheet1.F17" chart:label-cell-address="Sheet1.F5:Sheet1.F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D5:Sheet1.D5</svg:desc>
                </draw:g>
              </table:table-cell>
              <table:table-cell office:value-type="string">
                <text:p>Speedup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6:Sheet1.B17</svg:desc>
                </draw:g>
              </table:table-cell>
              <table:table-cell office:value-type="float" office:value="1">
                <text:p>1</text:p>
                <draw:g>
                  <svg:desc>Sheet1.D6:Sheet1.D17</svg:desc>
                </draw:g>
              </table:table-cell>
              <table:table-cell office:value-type="float" office:value="1">
                <text:p>1</text:p>
                <draw:g>
                  <svg:desc>Sheet1.F6:Sheet1.F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7571471604804">
                <text:p>1.87571471604804</text:p>
              </table:table-cell>
              <table:table-cell office:value-type="float" office:value="2.03738772262053">
                <text:p>2.0373877226205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5843684682297">
                <text:p>2.65843684682297</text:p>
              </table:table-cell>
              <table:table-cell office:value-type="float" office:value="3.00600984536172">
                <text:p>3.006009845361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44133478266564">
                <text:p>3.44133478266564</text:p>
              </table:table-cell>
              <table:table-cell office:value-type="float" office:value="3.97799371002224">
                <text:p>3.977993710022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02607749705058">
                <text:p>4.02607749705058</text:p>
              </table:table-cell>
              <table:table-cell office:value-type="float" office:value="4.88802619204198">
                <text:p>4.888026192041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69473586415871">
                <text:p>4.69473586415871</text:p>
              </table:table-cell>
              <table:table-cell office:value-type="float" office:value="5.95491921554439">
                <text:p>5.9549192155443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30696244713638">
                <text:p>5.30696244713638</text:p>
              </table:table-cell>
              <table:table-cell office:value-type="float" office:value="7.01153797388107">
                <text:p>7.011537973881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76424444239704">
                <text:p>5.76424444239704</text:p>
              </table:table-cell>
              <table:table-cell office:value-type="float" office:value="7.95999562416154">
                <text:p>7.9599956241615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32202712911592">
                <text:p>6.32202712911592</text:p>
              </table:table-cell>
              <table:table-cell office:value-type="float" office:value="8.95152256819668">
                <text:p>8.951522568196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87318211303857">
                <text:p>6.87318211303857</text:p>
              </table:table-cell>
              <table:table-cell office:value-type="float" office:value="9.86175706907867">
                <text:p>9.861757069078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.605499276411">
                <text:p>7.605499276411</text:p>
              </table:table-cell>
              <table:table-cell office:value-type="float" office:value="10.668673071729">
                <text:p>10.6686730717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13700717178849">
                <text:p>8.13700717178849</text:p>
              </table:table-cell>
              <table:table-cell office:value-type="float" office:value="11.5881411196701">
                <text:p>11.5881411196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upper-range="local-table.$B$2:.$B$9" chart:error-lower-range="local-table.$B$2:.$B$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222cm" svg:y="3.454cm" style:legend-expansion="high" chart:style-name="ch2"/>
        <chart:plot-area chart:style-name="ch3" chart:data-source-has-labels="both" svg:x="0.32cm" svg:y="0.18cm" svg:width="11.582cm" svg:height="8.64cm">
          <chartooo:coordinate-region svg:x="1.047cm" svg:y="0.379cm" svg:width="10.761cm" svg:height="7.794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E$2:.$E$9" chart:label-cell-address="local-table.$E$1" chart:class="chart:line">
            <chart:data-point chart:repeated="8"/>
          </chart:series>
          <chart:series chart:style-name="ch9" chart:values-cell-range-address="local-table.$F$2:.$F$9" chart:label-cell-address="local-table.$F$1" chart:class="chart:line">
            <chart:data-point chart:repeated="8"/>
          </chart:series>
          <chart:series chart:style-name="ch10" chart:values-cell-range-address="local-table.$G$2:.$G$9" chart:label-cell-address="local-table.$G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verag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average</text:p>
              </table:table-cell>
              <table:table-cell office:value-type="string">
                <text:p>Caverage 50000</text:p>
              </table:table-cell>
              <table:table-cell office:value-type="string">
                <text:p>Baverage 5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0464070527847">
                <text:p>0.74046407052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045586174777">
                <text:p>1.86045586174777</text:p>
              </table:table-cell>
              <table:table-cell office:value-type="float" office:value="0.745110963583895">
                <text:p>0.745110963583895</text:p>
              </table:table-cell>
              <table:table-cell office:value-type="float" office:value="1.83549704247531">
                <text:p>1.83549704247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585757330926">
                <text:p>0.9558575733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127844414148">
                <text:p>2.16127844414148</text:p>
              </table:table-cell>
              <table:table-cell office:value-type="float" office:value="0.953318328139135">
                <text:p>0.953318328139135</text:p>
              </table:table-cell>
              <table:table-cell office:value-type="float" office:value="2.12969786674936">
                <text:p>2.12969786674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8637253206098">
                <text:p>1.1863725320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278190835575">
                <text:p>2.11278190835575</text:p>
              </table:table-cell>
              <table:table-cell office:value-type="float" office:value="1.19863710328604">
                <text:p>1.19863710328604</text:p>
              </table:table-cell>
              <table:table-cell office:value-type="float" office:value="2.1417590735962">
                <text:p>2.1417590735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2696966943543">
                <text:p>1.4269696694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272928542904">
                <text:p>2.23272928542904</text:p>
              </table:table-cell>
              <table:table-cell office:value-type="float" office:value="1.43508209265409">
                <text:p>1.43508209265409</text:p>
              </table:table-cell>
              <table:table-cell office:value-type="float" office:value="2.25643169336122">
                <text:p>2.25643169336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7725758156495">
                <text:p>1.6772575815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864529669713">
                <text:p>2.40864529669713</text:p>
              </table:table-cell>
              <table:table-cell office:value-type="float" office:value="1.68296660387442">
                <text:p>1.68296660387442</text:p>
              </table:table-cell>
              <table:table-cell office:value-type="float" office:value="2.4253829334554">
                <text:p>2.4253829334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5475380577424">
                <text:p>1.85475380577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192707353622">
                <text:p>2.57192707353622</text:p>
              </table:table-cell>
              <table:table-cell office:value-type="float" office:value="1.85728599208023">
                <text:p>1.85728599208023</text:p>
              </table:table-cell>
              <table:table-cell office:value-type="float" office:value="2.58438897694321">
                <text:p>2.58438897694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5691084235391">
                <text:p>1.9569108423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315022032465">
                <text:p>2.72315022032465</text:p>
              </table:table-cell>
              <table:table-cell office:value-type="float" office:value="1.96713025937117">
                <text:p>1.96713025937117</text:p>
              </table:table-cell>
              <table:table-cell office:value-type="float" office:value="2.76539933972689">
                <text:p>2.765399339726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